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36fa5d" officeooo:paragraph-rsid="00384079"/>
    </style:style>
    <style:style style:name="P2" style:family="paragraph" style:parent-style-name="No_20_Spacing">
      <style:text-properties fo:color="#000000" officeooo:rsid="0038810e" officeooo:paragraph-rsid="0038810e"/>
    </style:style>
    <style:style style:name="P3" style:family="paragraph" style:parent-style-name="No_20_Spacing">
      <style:text-properties fo:color="#000000" officeooo:rsid="003b9360" officeooo:paragraph-rsid="003b9360"/>
    </style:style>
    <style:style style:name="P4" style:family="paragraph" style:parent-style-name="No_20_Spacing">
      <style:text-properties fo:color="#000000" officeooo:rsid="003cf407" officeooo:paragraph-rsid="00408251"/>
    </style:style>
    <style:style style:name="P5" style:family="paragraph" style:parent-style-name="No_20_Spacing">
      <style:text-properties fo:color="#000000" officeooo:rsid="003f077c" officeooo:paragraph-rsid="003cf407"/>
    </style:style>
    <style:style style:name="P6" style:family="paragraph" style:parent-style-name="No_20_Spacing">
      <style:text-properties fo:color="#000000" officeooo:rsid="004466a0" officeooo:paragraph-rsid="004466a0"/>
    </style:style>
    <style:style style:name="P7" style:family="paragraph" style:parent-style-name="No_20_Spacing">
      <style:text-properties fo:color="#000000" fo:font-weight="bold" officeooo:rsid="00434653" officeooo:paragraph-rsid="00434653" style:font-weight-asian="bold" style:font-weight-complex="bold"/>
    </style:style>
    <style:style style:name="P8" style:family="paragraph" style:parent-style-name="No_20_Spacing" style:master-page-name="Standard">
      <style:paragraph-properties style:page-number="auto"/>
      <style:text-properties fo:color="#000000" officeooo:rsid="0036fa5d" officeooo:paragraph-rsid="00384079"/>
    </style:style>
    <style:style style:name="P9" style:family="paragraph" style:parent-style-name="No_20_Spacing">
      <style:text-properties fo:color="#000000" officeooo:rsid="004796ec" officeooo:paragraph-rsid="004796ec"/>
    </style:style>
    <style:style style:name="P10" style:family="paragraph" style:parent-style-name="No_20_Spacing">
      <style:text-properties fo:color="#000000" officeooo:rsid="00491258" officeooo:paragraph-rsid="00491258"/>
    </style:style>
    <style:style style:name="P11" style:family="paragraph" style:parent-style-name="No_20_Spacing">
      <style:text-properties fo:color="#000000" fo:font-weight="bold" officeooo:rsid="00491258" officeooo:paragraph-rsid="00491258" style:font-weight-asian="bold" style:font-weight-complex="bold"/>
    </style:style>
    <style:style style:name="P12" style:family="paragraph" style:parent-style-name="No_20_Spacing">
      <style:text-properties fo:color="#000000" officeooo:rsid="004466a0" officeooo:paragraph-rsid="004466a0"/>
    </style:style>
    <style:style style:name="P13" style:family="paragraph" style:parent-style-name="No_20_Spacing">
      <style:text-properties fo:color="#000000" officeooo:rsid="004c92db" officeooo:paragraph-rsid="004c92db"/>
    </style:style>
    <style:style style:name="T1" style:family="text">
      <style:text-properties officeooo:rsid="00384079"/>
    </style:style>
    <style:style style:name="T2" style:family="text">
      <style:text-properties officeooo:rsid="004a45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https://dzone.com/articles/elasticsearch-getting-started" text:style-name="Internet_20_link" text:visited-style-name="Visited_20_Internet_20_Link"><text:span text:style-name="T1">https://dzone.com/articles/elasticsearch-getting-started</text:span></text:a></text:p>
      <text:p text:style-name="P1"/>
      <text:p text:style-name="P2"><text:a xlink:type="simple" xlink:href="http://www.elasticsearchtutorial.com/elasticsearch-in-5-minutes.html" text:style-name="Internet_20_link" text:visited-style-name="Visited_20_Internet_20_Link">http://www.elasticsearchtutorial.com/elasticsearch-in-5-minutes.html</text:a></text:p>
      <text:p text:style-name="P2"/>
      <text:p text:style-name="P3"><text:a xlink:type="simple" xlink:href="http://joelabrahamsson.com/elasticsearch-101/" text:style-name="Internet_20_link" text:visited-style-name="Visited_20_Internet_20_Link">http://joelabrahamsson.com/elasticsearch-101/</text:a></text:p>
      <text:p text:style-name="P3"/>
      <text:p text:style-name="P4"><text:a xlink:type="simple" xlink:href="https://mindmajix.com/elasticsearch-interview-questions" text:style-name="Internet_20_link" text:visited-style-name="Visited_20_Internet_20_Link">https://mindmajix.com/elasticsearch-interview-questions</text:a></text:p>
      <text:p text:style-name="P5"/>
      <text:p text:style-name="P7">How to increase the size of queue in elastic search:</text:p>
      <text:p text:style-name="P6"/>
      <text:p text:style-name="P9">curl -XGET "http://localhost:9200/_nodes/thread_pool?v"</text:p>
      <text:p text:style-name="P6"/>
      <text:p text:style-name="P6">curl -XPUT localhost:9200/_cluster/settings -d '{</text:p>
      <text:p text:style-name="P6"><text:s text:c="4"/>"persistent" : {</text:p>
      <text:p text:style-name="P6"><text:s text:c="8"/>"threadpool.index.queue_size" : 20000</text:p>
      <text:p text:style-name="P6"><text:s text:c="4"/>}</text:p>
      <text:p text:style-name="P6">}'</text:p>
      <text:p text:style-name="P6"/>
      <text:p text:style-name="P11">How to get the count of documents in an index of elastic search:</text:p>
      <text:p text:style-name="P10"/>
      <text:p text:style-name="P13"><text:a xlink:type="simple" xlink:href="https://www.elastic.co/guide/en/elasticsearch/reference/current/search-count.html" text:style-name="Internet_20_link" text:visited-style-name="Visited_20_Internet_20_Link">https://www.elastic.co/guide/en/elasticsearch/reference/current/search-count.html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08</meta:editing-cycles>
    <meta:creation-date>2015-08-07T20:28:00</meta:creation-date>
    <dc:date>2017-06-08T18:57:55.901446109</dc:date>
    <meta:editing-duration>P4DT10H26M9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44" meta:character-count="597" meta:non-whitespace-character-count="550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